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text:p text:style-name="P1">Visiblement, Hailou n'avait pas compris qu'Edward plaisantait lorsqu'il prétendait vouloir manger Kuzko. Encore que. Non, jamais il ne ferait ça à un animal de compagnie. Mais en même temps, il avait tellement la dalle quoi... Naaaan, franchement ça se fait pas. Surtout alors que sa maîtresse était là quoi. Alors le garçon lâcha un nouveau sourire à ladite maîtresse avec un petit air résigné.</text:p>
      <text:p text:style-name="Standard"/>
      <text:p text:style-name="Standard">-Ok, pas touche à Elvis...</text:p>
      <text:p text:style-name="Standard"/>
      <text:p text:style-name="Standard">Son ventre gargouilla à nouveau, lui rappelant sans pitié que cela ne résolvait pas leur problème principal. C'est le moment que choisit la blondinette pour sortir son téléphone... et appeler à l'aide. Depuis le début, elle avait le moyen de les sortir de ce pétrin et pourtant elle n'avait rien fait. Complètement abasourdi, Edward la regarda lever son pouce, toute fière d'elle, ne sachant trop comment réagir. L'espace d'un instant, une furieuse envie de s'énerver à mort le prit. Elle s'était bien moquée de lui depuis le début. Mais son envie passa aussi subitement qu'elle était venue alors qu'il assistait à une démonstration de domptage en direct live, un dompteur étant venu récupérer le lama en cavale.</text:p>
      <text:p text:style-name="Standard"/>
      <text:p text:style-name="Standard">-Han, trop cool !</text:p>
      <text:p text:style-name="Standard"/>
      <text:p text:style-name="Standard">Son regard était passé d'ahuri à émerveillé en passant par fâché, le tout en l'espace d'une fraction de seconde, nouvelle preuve de la capacité de concentration de poisson rouge du blondin. Il changea à nouveau lorsque Hailou lui proposa de venir manger un bout, et la lueur qui brillait cette fois-ci au fond de ses yeux était d'une telle intensité qu'elle aurait presque pu faire peur. Hailou aurait été l'incarnation d'une déesse sur Terre que le garçon ne l'aurait pas regardé avec autant de dévotion. Elle lui offrait à manger. La chose dont il rêvait le plus à ce moment précis. Edward redescendit d'un bond au sol maintenant safe pour lui et lui emboîta le pas en courant presque.</text:p>
      <text:p text:style-name="Standard"/>
      <text:p text:style-name="Standard">-Trop cool ! Merci Harlou ! C'est votre père le dompteur de lama ?</text:p>
      <text:p text:style-name="P1">Edward reçut une petite pichenette pour avoir mal prononcé le surnom d'Hailou, qu'il accueillit avec surprise mais admit volontiers qu'il l'avait peut-être écorché. Le garçon essaya une nouvelle fois de <text:s/>graver la prononciation correcte dans sa mémoire défaillante et lâcha un petit sourire désolé en se massant le front là où la blondinette l'avait tapé. </text:p>
      <text:p text:style-name="Standard"/>
      <text:p text:style-name="Standard">-Oups, pardon Hailou.</text:p>
      <text:p text:style-name="Standard"/>
      <text:p text:style-name="Standard">Celle-ci lui confirma alors l'identité du dresseur qui leur avait sauvé la mise. Le cirque était donc une histoire de famille chez eux. Tout en écoutant la demoiselle parler, le garçon regarda son paternel en l'imaginant donner des consignes à un singe. En tout cas, ça se voyait qu'il avait le feeling avec les animaux. Là où les adolescents s'y étaient pris comme des manches, il ne lui avait fallu qu'une poignée de secondes pour dompter la bête. C'était un talent assez rare -d'où le succès du cirque dans la population, et Edward se demanda combien de temps il fallait pour en arriver à un tel niveau de maîtrise.</text:p>
      <text:p text:style-name="Standard"/>
      <text:p text:style-name="Standard">Comme promis, Hailou l'emmena ensuite chez elle pour lui offrir à manger, ce dont la simple idée remplit notre blondin de joie. Ce dernier se retrouva cependant bien surpris lorsqu'il entra dans une caravane. C'était un peu con d'être étonné que des membres d'un cirque n'habitent pas dans une maison, mais Edward n'en avait jamais côtoyé jusqu'à présent. Et il n'était jamais allé dans une caravane non plus. Lorsque Hailou lui indiqua de faire comme chez lui, le garçon était déjà en train de scruter chaque recoin de l'habitation. Son regard s'était vidé de toute expression, et il avait la tête de distrait qu'on lui connaissait si bien. Il se promena pendant un moment en regardant autour de lui, visiblement déconnecté de la réalité. La dernière remarque d'Hailou le fit cependant redescendre sur Terre.</text:p>
      <text:p text:style-name="Standard"/>
      <text:p text:style-name="Standard">-Pardon ? Les connexions se firent lorsqu'il la vit en train de cuisiner. Ah euh... Vous en faîtes pas. Tant que je mange... Vous voulez un coup de main ?</text:p>
      <text:p text:style-name="Standard"/>
      <text:p text:style-name="Standard">Il s'approcha pour lui proposer son aide.</text:p>
      <text:p text:style-name="Standard"/>
      <text:p text:style-name="Standard">-C'est comment de vivre dans une caravane ? Vous déménagez souvent ?</text:p>
      <text:p text:style-name="P1">Hailou ne se gêna pas pour déléguer tout le gros du travail au pauvre Edward qui ne broncha même pas et se contenta d'opiner du chef avant de se mettre au boulot. Il s'empara des cuisses, attrapa une planche à découper et commença son office. Assez étrangement, le garçon était loin d'être nul en cuisine. S'il n'était pas vraiment débrouillard dans beaucoup de domaines, ses parents l'avaient toujours forcé à les aider à faire à manger. C'était une activité qu'il appréciait dans l'ensemble, même s'il lui arrivait de temps en temps d'oublier quelque chose dans four et de faire cramer les plats. Eh oui que voulez-vous, on se refait pas. Mais aujourd'hui, le blondin faisait à manger pour quelqu'un d'autre, aussi il se promit de faire attention à ne rien rater.</text:p>
      <text:p text:style-name="Standard"/>
      <text:p text:style-name="Standard">Tout en préparant le repas, les deux compères continuèrent à discuter tranquillement. Hailou se moqua un peu de sa dernière question, arguant que pour elle, qui avait toujours vécu en caravane, il n'y avait rien de plus normal à cela. Edward haussa les épaules. On ne lui enlèverait pas l'idée que <text:s/>ça restait quand même bizarre. Il profita de l'occasion pour jeter un nouveau regard encore plus attentif à l'habitation. Bizarre ou pas, c'était beaucoup plus moderne qu'il ne l'aurait pensé au départ. La caravane était dotée de toute une panoplie d'équipements high-tech à en faire pâlir de jalousie n'importe quelle famille modeste de Palema. Les meubles étaient faits de beaux matériaux et tout semblait extrêmement récent.</text:p>
      <text:p text:style-name="Standard"/>
      <text:p text:style-name="Standard">-Mouais. En tout cas, c'est plus confortable que je l'aurais pensé. Et le cirque c'est pareil, vous en faites depuis toujours ? Du coup les enfants vont pas à l'école ?</text:p>
      <text:p text:style-name="Standard"/>
      <text:p text:style-name="Standard">Il était assez marrant de voir s'opposer l'intérêt d'Edward et son manque de connaissances sur le sujet. Ses questions étaient vraiment bateaux, et Hailou devait déjà le trouver bizarre, mais au moins pour une fois le garçon restait concentré sur la discussion. Comment la jeune fille avait-elle réussi le tour de force de le maintenir attentif, personne ne le savait. Mais cela fonctionnait. Alors qu'il commençait à verser le poulet dans une poêle, Edward se tourna vers sa camarade.</text:p>
      <text:p text:style-name="Standard"/>
      <text:p text:style-name="Standard">-Vous auriez des épices ? Ou des oignons ?</text:p>
      <text:p text:style-name="P1">Tout en commençant à farfouiller dans le placard qui venait de s'ouvrir au dessus de sa tête à la recherche de quoi sublimer feu ce poulet, Edward écoutait le récit d'Hailou sur son enfance. Il hochait la tête de temps à autre pour montrait qu'il suivait, mais ne répondit rien, trop concentré sur sa préparation. Cela ne l'empêchait pas cependant de se forger un avis sur ce qu'elle racontait. Heureusement pour lui que le blondin n'avait pas <text:span text:style-name="T1">passé ses jeunes années dans un camp itinérant comme elle. Tellement de mouvement. Tellement de chaos. Edward avait beaucoup de mal avec cette notion et il aurait certainement eu toutes les peines du monde à s'adapter.</text:span></text:p>
      <text:p text:style-name="Standard"><text:span text:style-name="T1"/></text:p>
      <text:p text:style-name="Standard"><text:span text:style-name="T1">A un moment cependant, il s'arrêta de couper son oignon pour dévisager la blondinette. Il se demandait jusqu'à quel niveau d'école elle avait été. Non pas que ça lui fasse quelque chose en particulier, mais une fois encore, comme c'était la première fois qu'il se retrouvait dans une caravane, le garçon avait un peu de mal à digérer l'écart entre leurs deux modes de vie. Il haussa les épaules sans rien ajouter avant de se replonger dans sa mixture. Un oignon, deux trois épices et quelques minutes à mijoter plus tard, Edward retira le poulet de la plaque et le posa sur la table derrière lui.</text:span></text:p>
      <text:p text:style-name="Standard"><text:span text:style-name="T1"/></text:p>
      <text:p text:style-name="Standard"><text:span text:style-name="T1">-C'est prêt. Où sont ces fameux couverts en 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7-12T23:56:52.04</dc:date>
    <meta:editing-duration>PT10H40M19S</meta:editing-duration>
    <meta:editing-cycles>868</meta:editing-cycles>
    <meta:generator>OpenOffice/4.1.2$Win32 OpenOffice.org_project/412m3$Build-9782</meta:generator>
    <meta:document-statistic meta:table-count="0" meta:image-count="0" meta:object-count="0" meta:page-count="10" meta:paragraph-count="61" meta:word-count="3797" meta:character-count="22448"/>
  </office:meta>
</office:document-meta>
</file>